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8f9a008" style:family="table" style:master-page-name="ta-mp-0x8f9a00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fb52a8" style:family="table-cell" style:data-style-name="ND.0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1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1e8" style:family="table-cell" style:data-style-name="ND.1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5a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ba8" style:family="table-cell" style:data-style-name="ND.0">
      <style:table-cell-properties fo:background-color="#b2b2b2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428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d28" style:family="table-cell" style:data-style-name="ND.2">
      <style:table-cell-properties fo:background-color="#b2b2b2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7e8" style:family="table-cell" style:data-style-name="ND.3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8a8" style:family="table-cell" style:data-style-name="ND.2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4e8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ea8" style:family="table-cell" style:data-style-name="General">
      <style:table-cell-properties fo:background-color="#b2b2b2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a28" style:family="table-cell" style:data-style-name="ND.2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368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de8" style:family="table-cell" style:data-style-name="ND.3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ae8" style:family="table-cell" style:data-style-name="General">
      <style:table-cell-properties fo:background-color="#b2b2b2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728" style:family="table-cell" style:data-style-name="ND.0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9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668" style:family="table-cell" style:data-style-name="ND.1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b5c68" style:family="table-cell" style:data-style-name="ND.3">
      <style:table-cell-properties fo:background-color="#b2b2b2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abelle1" table:style-name="ta-0x8f9a008" table:print="true">
        <office:forms form:automatic-focus="false" form:apply-design-mode="false">
          <form:form/>
        </office:forms>
        <table:table-column table:style-name="ACOL-1" table:number-columns-repeated="22"/>
        <table:table-column table:style-name="ACOL-0" table:number-columns-repeated="234"/>
        <table:table-row table:style-name="AROW-0">
          <table:table-cell table:number-rows-spanned="2" table:style-name="ACE-0x8fb5ae8" office:value-type="string" office:string-value="ID">
            <text:p>ID</text:p>
          </table:table-cell>
          <table:table-cell table:number-rows-spanned="2" table:style-name="ACE-0x8fb5d28" office:value-type="string" office:string-value="Date">
            <text:p>Date</text:p>
          </table:table-cell>
          <table:table-cell table:number-rows-spanned="2" table:style-name="ACE-0x8fb5c68" office:value-type="string" office:string-value="Time">
            <text:p>Time</text:p>
          </table:table-cell>
          <table:table-cell table:number-rows-spanned="2" table:style-name="ACE-0x8fb5ae8" office:value-type="string" office:string-value="ACK">
            <text:p>ACK</text:p>
          </table:table-cell>
          <table:table-cell table:number-rows-spanned="2" table:style-name="ACE-0x8fb5ae8" office:value-type="string" office:string-value="Packets / s">
            <text:p>Packets / s</text:p>
          </table:table-cell>
          <table:table-cell table:number-rows-spanned="2" table:style-name="ACE-0x8fb5ba8" office:value-type="string" office:string-value="Data yield">
            <text:p>Data yield</text:p>
          </table:table-cell>
          <table:table-cell table:number-rows-spanned="2" table:style-name="ACE-0x8fb5ae8" office:value-type="string" office:string-value="I_avg [mA]">
            <text:p>I_avg [mA]</text:p>
          </table:table-cell>
          <table:table-cell table:number-rows-spanned="2" table:style-name="ACE-0x8fb5ae8" office:value-type="string" office:string-value="KPI">
            <text:p>KPI</text:p>
          </table:table-cell>
          <table:table-cell table:number-columns-spanned="13" table:style-name="ACE-0x8fb5ea8" office:value-type="string" office:string-value="Packets ok">
            <text:p>Packets ok</text:p>
          </table:table-cell>
          <table:covered-table-cell table:number-columns-repeated="12"/>
          <table:table-cell table:number-rows-spanned="2" table:style-name="ACE-0x8fb5968" office:value-type="string" office:string-value="Double &#10;Check">
            <text:p>Double <text:line-break/>Check</text:p>
          </table:table-cell>
          <table:table-cell table:number-columns-repeated="234" table:style-name="Gnumeric-default"/>
        </table:table-row>
        <table:table-row table:style-name="AROW-0">
          <table:covered-table-cell table:number-columns-repeated="8"/>
          <table:table-cell table:style-name="ACE-0x8fb5ae8" office:value-type="float" office:value="32">
            <text:p>32</text:p>
          </table:table-cell>
          <table:table-cell table:style-name="ACE-0x8fb5ae8" office:value-type="float" office:value="1">
            <text:p>1</text:p>
          </table:table-cell>
          <table:table-cell table:style-name="ACE-0x8fb5ae8" office:value-type="float" office:value="2">
            <text:p>2</text:p>
          </table:table-cell>
          <table:table-cell table:style-name="ACE-0x8fb5ae8" office:value-type="float" office:value="3">
            <text:p>3</text:p>
          </table:table-cell>
          <table:table-cell table:style-name="ACE-0x8fb5ae8" office:value-type="float" office:value="4">
            <text:p>4</text:p>
          </table:table-cell>
          <table:table-cell table:style-name="ACE-0x8fb5ae8" office:value-type="float" office:value="6">
            <text:p>6</text:p>
          </table:table-cell>
          <table:table-cell table:style-name="ACE-0x8fb5ae8" office:value-type="float" office:value="33">
            <text:p>33</text:p>
          </table:table-cell>
          <table:table-cell table:style-name="ACE-0x8fb5ae8" office:value-type="float" office:value="8">
            <text:p>8</text:p>
          </table:table-cell>
          <table:table-cell table:style-name="ACE-0x8fb5ae8" office:value-type="float" office:value="15">
            <text:p>15</text:p>
          </table:table-cell>
          <table:table-cell table:style-name="ACE-0x8fb5ae8" office:value-type="float" office:value="16">
            <text:p>16</text:p>
          </table:table-cell>
          <table:table-cell table:style-name="ACE-0x8fb5ae8" office:value-type="float" office:value="22">
            <text:p>22</text:p>
          </table:table-cell>
          <table:table-cell table:style-name="ACE-0x8fb5ae8" office:value-type="float" office:value="28">
            <text:p>28</text:p>
          </table:table-cell>
          <table:table-cell table:style-name="ACE-0x8fb5ae8" office:value-type="float" office:value="31">
            <text:p>31</text:p>
          </table:table-cell>
          <table:covered-table-cell/>
          <table:table-cell table:number-columns-repeated="234" table:style-name="Gnumeric-default"/>
        </table:table-row>
        <table:table-row table:style-name="AROW-0">
          <table:table-cell table:style-name="ACE-0x8fb54e8" office:value-type="float" office:value="24443">
            <text:p>24443</text:p>
          </table:table-cell>
          <table:table-cell table:style-name="ACE-0x8fb58a8" office:value-type="date" office:date-value="2015-12-02">
            <text:p>2015-12-02</text:p>
          </table:table-cell>
          <table:table-cell table:style-name="ACE-0x8fb57e8" office:value-type="time" office:time-value="PT020H30M00S">
            <text:p>20:30:00</text:p>
          </table:table-cell>
          <table:table-cell table:style-name="ACE-0x8fb54e8" office:value-type="string" office:string-value="no">
            <text:p>no</text:p>
          </table:table-cell>
          <table:table-cell table:style-name="ACE-0x8fb54e8" office:value-type="float" office:value="1">
            <text:p>1</text:p>
          </table:table-cell>
          <table:table-cell table:style-name="ACE-0x8fb5728" office:value-type="float" office:value="0.9962">
            <text:p>99.62%</text:p>
          </table:table-cell>
          <table:table-cell table:style-name="ACE-0x8fb5668" office:value-type="float" office:value="0.6">
            <text:p>0.60</text:p>
          </table:table-cell>
          <table:table-cell table:style-name="ACE-0x8fb5668" office:value-type="float" office:value="0.99">
            <text:p>0.99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190">
            <text:p>19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5a8" table:formula="of:=SUM([.I3:.U3])/(13*200)" office:value-type="float" office:value="0.996153846153846">
            <text:p>99.62%</text:p>
          </table:table-cell>
          <table:table-cell table:number-columns-repeated="234" table:style-name="Gnumeric-default"/>
        </table:table-row>
        <table:table-row table:style-name="AROW-0">
          <table:table-cell table:style-name="ACE-0x8fb54e8" office:value-type="float" office:value="24444">
            <text:p>24444</text:p>
          </table:table-cell>
          <table:table-cell table:style-name="ACE-0x8fb58a8" office:value-type="date" office:date-value="2015-12-02">
            <text:p>2015-12-02</text:p>
          </table:table-cell>
          <table:table-cell table:style-name="ACE-0x8fb57e8" office:value-type="time" office:time-value="PT020H45M00S">
            <text:p>20:45:00</text:p>
          </table:table-cell>
          <table:table-cell table:style-name="ACE-0x8fb54e8" office:value-type="string" office:string-value="yes">
            <text:p>yes</text:p>
          </table:table-cell>
          <table:table-cell table:style-name="ACE-0x8fb54e8" office:value-type="float" office:value="1">
            <text:p>1</text:p>
          </table:table-cell>
          <table:table-cell table:style-name="ACE-0x8fb5728" office:value-type="float" office:value="0.9962">
            <text:p>99.62%</text:p>
          </table:table-cell>
          <table:table-cell table:style-name="ACE-0x8fb5668" office:value-type="float" office:value="0.58">
            <text:p>0.58</text:p>
          </table:table-cell>
          <table:table-cell table:style-name="ACE-0x8fb5668" office:value-type="float" office:value="0.99">
            <text:p>0.99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190">
            <text:p>190</text:p>
          </table:table-cell>
          <table:table-cell table:style-name="ACE-0x8fb55a8" table:formula="of:=SUM([.I4:.U4])/(13*200)" office:value-type="float" office:value="0.996153846153846">
            <text:p>99.62%</text:p>
          </table:table-cell>
          <table:table-cell table:number-columns-repeated="234" table:style-name="Gnumeric-default"/>
        </table:table-row>
        <table:table-row table:style-name="AROW-0">
          <table:table-cell table:style-name="ACE-0x8fb54e8" office:value-type="float" office:value="24445">
            <text:p>24445</text:p>
          </table:table-cell>
          <table:table-cell table:style-name="ACE-0x8fb58a8" office:value-type="date" office:date-value="2015-12-02">
            <text:p>2015-12-02</text:p>
          </table:table-cell>
          <table:table-cell table:style-name="ACE-0x8fb57e8" office:value-type="time" office:time-value="PT021H00M00S">
            <text:p>21:00:00</text:p>
          </table:table-cell>
          <table:table-cell table:style-name="ACE-0x8fb54e8" office:value-type="string" office:string-value="no">
            <text:p>no</text:p>
          </table:table-cell>
          <table:table-cell table:style-name="ACE-0x8fb54e8" office:value-type="float" office:value="10">
            <text:p>10</text:p>
          </table:table-cell>
          <table:table-cell table:style-name="ACE-0x8fb5728" office:value-type="float" office:value="1">
            <text:p>100.00%</text:p>
          </table:table-cell>
          <table:table-cell table:style-name="ACE-0x8fb5668" office:value-type="float" office:value="0.65">
            <text:p>0.65</text:p>
          </table:table-cell>
          <table:table-cell table:style-name="ACE-0x8fb5668" office:value-type="float" office:value="0.99">
            <text:p>0.99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5a8" table:formula="of:=SUM([.I5:.U5])/(13*200)" office:value-type="float" office:value="1">
            <text:p>100.00%</text:p>
          </table:table-cell>
          <table:table-cell table:number-columns-repeated="234" table:style-name="Gnumeric-default"/>
        </table:table-row>
        <table:table-row table:style-name="AROW-0">
          <table:table-cell table:style-name="ACE-0x8fb54e8" office:value-type="float" office:value="24446">
            <text:p>24446</text:p>
          </table:table-cell>
          <table:table-cell table:style-name="ACE-0x8fb58a8" office:value-type="date" office:date-value="2015-12-02">
            <text:p>2015-12-02</text:p>
          </table:table-cell>
          <table:table-cell table:style-name="ACE-0x8fb57e8" office:value-type="time" office:time-value="PT021H15M00S">
            <text:p>21:15:00</text:p>
          </table:table-cell>
          <table:table-cell table:style-name="ACE-0x8fb54e8" office:value-type="string" office:string-value="yes">
            <text:p>yes</text:p>
          </table:table-cell>
          <table:table-cell table:style-name="ACE-0x8fb54e8" office:value-type="float" office:value="10">
            <text:p>10</text:p>
          </table:table-cell>
          <table:table-cell table:style-name="ACE-0x8fb5728" office:value-type="float" office:value="0.9962">
            <text:p>99.62%</text:p>
          </table:table-cell>
          <table:table-cell table:style-name="ACE-0x8fb5668" office:value-type="float" office:value="0.74">
            <text:p>0.74</text:p>
          </table:table-cell>
          <table:table-cell table:style-name="ACE-0x8fb5668" office:value-type="float" office:value="0.98">
            <text:p>0.98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190">
            <text:p>190</text:p>
          </table:table-cell>
          <table:table-cell table:style-name="ACE-0x8fb54e8" office:value-type="float" office:value="200">
            <text:p>200</text:p>
          </table:table-cell>
          <table:table-cell table:style-name="ACE-0x8fb55a8" table:formula="of:=SUM([.I6:.U6])/(13*200)" office:value-type="float" office:value="0.996153846153846">
            <text:p>99.62%</text:p>
          </table:table-cell>
          <table:table-cell table:number-columns-repeated="234" table:style-name="Gnumeric-default"/>
        </table:table-row>
        <table:table-row table:style-name="AROW-0">
          <table:table-cell table:style-name="ACE-0x8fb54e8" office:value-type="float" office:value="24447">
            <text:p>24447</text:p>
          </table:table-cell>
          <table:table-cell table:style-name="ACE-0x8fb58a8" office:value-type="date" office:date-value="2015-12-02">
            <text:p>2015-12-02</text:p>
          </table:table-cell>
          <table:table-cell table:style-name="ACE-0x8fb57e8" office:value-type="time" office:time-value="PT021H30M00S">
            <text:p>21:30:00</text:p>
          </table:table-cell>
          <table:table-cell table:style-name="ACE-0x8fb54e8" office:value-type="string" office:string-value="no">
            <text:p>no</text:p>
          </table:table-cell>
          <table:table-cell table:style-name="ACE-0x8fb54e8" office:value-type="float" office:value="50">
            <text:p>50</text:p>
          </table:table-cell>
          <table:table-cell table:style-name="ACE-0x8fb5728" office:value-type="float" office:value="1">
            <text:p>100.00%</text:p>
          </table:table-cell>
          <table:table-cell table:style-name="ACE-0x8fb5668" office:value-type="float" office:value="0.96">
            <text:p>0.96</text:p>
          </table:table-cell>
          <table:table-cell table:style-name="ACE-0x8fb5668" office:value-type="float" office:value="0.98">
            <text:p>0.98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5a8" table:formula="of:=SUM([.I7:.U7])/(13*200)" office:value-type="float" office:value="1">
            <text:p>100.00%</text:p>
          </table:table-cell>
          <table:table-cell table:number-columns-repeated="234" table:style-name="Gnumeric-default"/>
        </table:table-row>
        <table:table-row table:style-name="AROW-0">
          <table:table-cell table:style-name="ACE-0x8fb54e8" office:value-type="float" office:value="24448">
            <text:p>24448</text:p>
          </table:table-cell>
          <table:table-cell table:style-name="ACE-0x8fb58a8" office:value-type="date" office:date-value="2015-12-02">
            <text:p>2015-12-02</text:p>
          </table:table-cell>
          <table:table-cell table:style-name="ACE-0x8fb57e8" office:value-type="time" office:time-value="PT021H45M00S">
            <text:p>21:45:00</text:p>
          </table:table-cell>
          <table:table-cell table:style-name="ACE-0x8fb54e8" office:value-type="string" office:string-value="yes">
            <text:p>yes</text:p>
          </table:table-cell>
          <table:table-cell table:style-name="ACE-0x8fb54e8" office:value-type="float" office:value="50">
            <text:p>50</text:p>
          </table:table-cell>
          <table:table-cell table:style-name="ACE-0x8fb5728" office:value-type="float" office:value="1">
            <text:p>100.00%</text:p>
          </table:table-cell>
          <table:table-cell table:style-name="ACE-0x8fb5668" office:value-type="float" office:value="1.35">
            <text:p>1.35</text:p>
          </table:table-cell>
          <table:table-cell table:style-name="ACE-0x8fb5668" office:value-type="float" office:value="0.97">
            <text:p>0.97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5a8" table:formula="of:=SUM([.I8:.U8])/(13*200)" office:value-type="float" office:value="1">
            <text:p>100.00%</text:p>
          </table:table-cell>
          <table:table-cell table:number-columns-repeated="234" table:style-name="Gnumeric-default"/>
        </table:table-row>
        <table:table-row table:style-name="AROW-0">
          <table:table-cell table:style-name="ACE-0x8fb54e8" office:value-type="float" office:value="24449">
            <text:p>24449</text:p>
          </table:table-cell>
          <table:table-cell table:style-name="ACE-0x8fb58a8" office:value-type="date" office:date-value="2015-12-02">
            <text:p>2015-12-02</text:p>
          </table:table-cell>
          <table:table-cell table:style-name="ACE-0x8fb57e8" office:value-type="time" office:time-value="PT022H00M00S">
            <text:p>22:00:00</text:p>
          </table:table-cell>
          <table:table-cell table:style-name="ACE-0x8fb54e8" office:value-type="string" office:string-value="no">
            <text:p>no</text:p>
          </table:table-cell>
          <table:table-cell table:style-name="ACE-0x8fb54e8" office:value-type="float" office:value="1">
            <text:p>1</text:p>
          </table:table-cell>
          <table:table-cell table:style-name="ACE-0x8fb5728" office:value-type="float" office:value="1">
            <text:p>100.00%</text:p>
          </table:table-cell>
          <table:table-cell table:style-name="ACE-0x8fb5668" office:value-type="float" office:value="0.6">
            <text:p>0.60</text:p>
          </table:table-cell>
          <table:table-cell table:style-name="ACE-0x8fb5668" office:value-type="float" office:value="0.99">
            <text:p>0.99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5a8" table:formula="of:=SUM([.I9:.U9])/(13*200)" office:value-type="float" office:value="1">
            <text:p>100.00%</text:p>
          </table:table-cell>
          <table:table-cell table:number-columns-repeated="234" table:style-name="Gnumeric-default"/>
        </table:table-row>
        <table:table-row table:style-name="AROW-0">
          <table:table-cell table:style-name="ACE-0x8fb54e8" office:value-type="float" office:value="24450">
            <text:p>24450</text:p>
          </table:table-cell>
          <table:table-cell table:style-name="ACE-0x8fb58a8" office:value-type="date" office:date-value="2015-12-02">
            <text:p>2015-12-02</text:p>
          </table:table-cell>
          <table:table-cell table:style-name="ACE-0x8fb57e8" office:value-type="time" office:time-value="PT022H15M00S">
            <text:p>22:15:00</text:p>
          </table:table-cell>
          <table:table-cell table:style-name="ACE-0x8fb54e8" office:value-type="string" office:string-value="yes">
            <text:p>yes</text:p>
          </table:table-cell>
          <table:table-cell table:style-name="ACE-0x8fb54e8" office:value-type="float" office:value="1">
            <text:p>1</text:p>
          </table:table-cell>
          <table:table-cell table:style-name="ACE-0x8fb5728" office:value-type="float" office:value="0.9912">
            <text:p>99.12%</text:p>
          </table:table-cell>
          <table:table-cell table:style-name="ACE-0x8fb5668" office:value-type="float" office:value="0.58">
            <text:p>0.58</text:p>
          </table:table-cell>
          <table:table-cell table:style-name="ACE-0x8fb5668" office:value-type="float" office:value="0.98">
            <text:p>0.98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190">
            <text:p>19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197">
            <text:p>197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190">
            <text:p>190</text:p>
          </table:table-cell>
          <table:table-cell table:style-name="ACE-0x8fb55a8" table:formula="of:=SUM([.I10:.U10])/(13*200)" office:value-type="float" office:value="0.991153846153846">
            <text:p>99.12%</text:p>
          </table:table-cell>
          <table:table-cell table:number-columns-repeated="234" table:style-name="Gnumeric-default"/>
        </table:table-row>
        <table:table-row table:style-name="AROW-0">
          <table:table-cell table:style-name="ACE-0x8fb54e8" office:value-type="float" office:value="24455">
            <text:p>24455</text:p>
          </table:table-cell>
          <table:table-cell table:style-name="ACE-0x8fb58a8" office:value-type="date" office:date-value="2015-12-02">
            <text:p>2015-12-02</text:p>
          </table:table-cell>
          <table:table-cell table:style-name="ACE-0x8fb57e8" office:value-type="time" office:time-value="PT023H15M00S">
            <text:p>23:15:00</text:p>
          </table:table-cell>
          <table:table-cell table:style-name="ACE-0x8fb54e8" office:value-type="string" office:string-value="no">
            <text:p>no</text:p>
          </table:table-cell>
          <table:table-cell table:style-name="ACE-0x8fb54e8" office:value-type="float" office:value="10">
            <text:p>10</text:p>
          </table:table-cell>
          <table:table-cell table:style-name="ACE-0x8fb5728" office:value-type="float" office:value="1">
            <text:p>100.00%</text:p>
          </table:table-cell>
          <table:table-cell table:style-name="ACE-0x8fb5668" office:value-type="float" office:value="0.65">
            <text:p>0.65</text:p>
          </table:table-cell>
          <table:table-cell table:style-name="ACE-0x8fb5668" office:value-type="float" office:value="0.97">
            <text:p>0.97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5a8" table:formula="of:=SUM([.I11:.U11])/(13*200)" office:value-type="float" office:value="1">
            <text:p>100.00%</text:p>
          </table:table-cell>
          <table:table-cell table:number-columns-repeated="234" table:style-name="Gnumeric-default"/>
        </table:table-row>
        <table:table-row table:style-name="AROW-0">
          <table:table-cell table:style-name="ACE-0x8fb54e8" office:value-type="float" office:value="24456">
            <text:p>24456</text:p>
          </table:table-cell>
          <table:table-cell table:style-name="ACE-0x8fb58a8" office:value-type="date" office:date-value="2015-12-02">
            <text:p>2015-12-02</text:p>
          </table:table-cell>
          <table:table-cell table:style-name="ACE-0x8fb57e8" office:value-type="time" office:time-value="PT023H30M00S">
            <text:p>23:30:00</text:p>
          </table:table-cell>
          <table:table-cell table:style-name="ACE-0x8fb54e8" office:value-type="string" office:string-value="yes">
            <text:p>yes</text:p>
          </table:table-cell>
          <table:table-cell table:style-name="ACE-0x8fb54e8" office:value-type="float" office:value="10">
            <text:p>10</text:p>
          </table:table-cell>
          <table:table-cell table:style-name="ACE-0x8fb5728" office:value-type="float" office:value="0.9962">
            <text:p>99.62%</text:p>
          </table:table-cell>
          <table:table-cell table:style-name="ACE-0x8fb5668" office:value-type="float" office:value="0.74">
            <text:p>0.74</text:p>
          </table:table-cell>
          <table:table-cell table:style-name="ACE-0x8fb5668" office:value-type="float" office:value="0.98">
            <text:p>0.98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190">
            <text:p>190</text:p>
          </table:table-cell>
          <table:table-cell table:style-name="ACE-0x8fb54e8" office:value-type="float" office:value="200">
            <text:p>200</text:p>
          </table:table-cell>
          <table:table-cell table:style-name="ACE-0x8fb55a8" table:formula="of:=SUM([.I12:.U12])/(13*200)" office:value-type="float" office:value="0.996153846153846">
            <text:p>99.62%</text:p>
          </table:table-cell>
          <table:table-cell table:number-columns-repeated="234" table:style-name="Gnumeric-default"/>
        </table:table-row>
        <table:table-row table:style-name="AROW-0">
          <table:table-cell table:style-name="ACE-0x8fb54e8" office:value-type="float" office:value="24457">
            <text:p>24457</text:p>
          </table:table-cell>
          <table:table-cell table:style-name="ACE-0x8fb58a8" office:value-type="date" office:date-value="2015-12-02">
            <text:p>2015-12-02</text:p>
          </table:table-cell>
          <table:table-cell table:style-name="ACE-0x8fb57e8" office:value-type="time" office:time-value="PT023H45M00S">
            <text:p>23:45:00</text:p>
          </table:table-cell>
          <table:table-cell table:style-name="ACE-0x8fb54e8" office:value-type="string" office:string-value="no">
            <text:p>no</text:p>
          </table:table-cell>
          <table:table-cell table:style-name="ACE-0x8fb54e8" office:value-type="float" office:value="50">
            <text:p>50</text:p>
          </table:table-cell>
          <table:table-cell table:style-name="ACE-0x8fb5728" office:value-type="float" office:value="1">
            <text:p>100.00%</text:p>
          </table:table-cell>
          <table:table-cell table:style-name="ACE-0x8fb5668" office:value-type="float" office:value="1.01">
            <text:p>1.01</text:p>
          </table:table-cell>
          <table:table-cell table:style-name="ACE-0x8fb5668" office:value-type="float" office:value="0.98">
            <text:p>0.98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4e8" office:value-type="float" office:value="200">
            <text:p>200</text:p>
          </table:table-cell>
          <table:table-cell table:style-name="ACE-0x8fb55a8" table:formula="of:=SUM([.I13:.U13])/(13*200)" office:value-type="float" office:value="1">
            <text:p>100.00%</text:p>
          </table:table-cell>
          <table:table-cell table:number-columns-repeated="234" table:style-name="Gnumeric-default"/>
        </table:table-row>
        <table:table-row table:style-name="AROW-0">
          <table:table-cell table:style-name="ACE-0x8fb54e8" office:value-type="float" office:value="24464">
            <text:p>24464</text:p>
          </table:table-cell>
          <table:table-cell table:style-name="ACE-0x8fb58a8" office:value-type="date" office:date-value="2015-12-03">
            <text:p>2015-12-03</text:p>
          </table:table-cell>
          <table:table-cell table:style-name="ACE-0x8fb57e8" office:value-type="time" office:time-value="PT010H30M00S">
            <text:p>10:30:00</text:p>
          </table:table-cell>
          <table:table-cell table:style-name="ACE-0x8fb54e8" office:value-type="string" office:string-value="yes">
            <text:p>yes</text:p>
          </table:table-cell>
          <table:table-cell table:style-name="ACE-0x8fb54e8" office:value-type="float" office:value="50">
            <text:p>50</text:p>
          </table:table-cell>
          <table:table-cell table:style-name="ACE-0x8fb5728"/>
          <table:table-cell table:number-columns-repeated="2" table:style-name="ACE-0x8fb5668"/>
          <table:table-cell table:number-columns-repeated="13" table:style-name="ACE-0x8fb54e8"/>
          <table:table-cell table:style-name="ACE-0x8fb55a8" table:formula="of:=SUM([.I14:.U14])/(13*200)" office:value-type="float" office:value="0">
            <text:p>0.00%</text:p>
          </table:table-cell>
          <table:table-cell table:number-columns-repeated="234" table:style-name="Gnumeric-default"/>
        </table:table-row>
        <table:table-row table:style-name="AROW-0">
          <table:table-cell table:style-name="ACE-0x8fb54e8" office:value-type="float" office:value="24465">
            <text:p>24465</text:p>
          </table:table-cell>
          <table:table-cell table:style-name="ACE-0x8fb58a8" office:value-type="date" office:date-value="2015-12-03">
            <text:p>2015-12-03</text:p>
          </table:table-cell>
          <table:table-cell table:style-name="ACE-0x8fb57e8" office:value-type="time" office:time-value="PT010H45M00S">
            <text:p>10:45:00</text:p>
          </table:table-cell>
          <table:table-cell table:style-name="ACE-0x8fb54e8" office:value-type="string" office:string-value="no">
            <text:p>no</text:p>
          </table:table-cell>
          <table:table-cell table:style-name="ACE-0x8fb54e8" office:value-type="float" office:value="1">
            <text:p>1</text:p>
          </table:table-cell>
          <table:table-cell table:style-name="ACE-0x8fb5728"/>
          <table:table-cell table:number-columns-repeated="2" table:style-name="ACE-0x8fb5668"/>
          <table:table-cell table:number-columns-repeated="13" table:style-name="ACE-0x8fb54e8"/>
          <table:table-cell table:style-name="ACE-0x8fb55a8" table:formula="of:=SUM([.I15:.U15])/(13*200)" office:value-type="float" office:value="0">
            <text:p>0.00%</text:p>
          </table:table-cell>
          <table:table-cell table:number-columns-repeated="234" table:style-name="Gnumeric-default"/>
        </table:table-row>
        <table:table-row table:style-name="AROW-0">
          <table:table-cell table:style-name="ACE-0x8fb54e8" office:value-type="float" office:value="24466">
            <text:p>24466</text:p>
          </table:table-cell>
          <table:table-cell table:style-name="ACE-0x8fb58a8" office:value-type="date" office:date-value="2015-12-03">
            <text:p>2015-12-03</text:p>
          </table:table-cell>
          <table:table-cell table:style-name="ACE-0x8fb57e8" office:value-type="time" office:time-value="PT011H00M00S">
            <text:p>11:00:00</text:p>
          </table:table-cell>
          <table:table-cell table:style-name="ACE-0x8fb54e8" office:value-type="string" office:string-value="yes">
            <text:p>yes</text:p>
          </table:table-cell>
          <table:table-cell table:style-name="ACE-0x8fb54e8" office:value-type="float" office:value="1">
            <text:p>1</text:p>
          </table:table-cell>
          <table:table-cell table:style-name="ACE-0x8fb5728"/>
          <table:table-cell table:number-columns-repeated="2" table:style-name="ACE-0x8fb5668"/>
          <table:table-cell table:number-columns-repeated="13" table:style-name="ACE-0x8fb54e8"/>
          <table:table-cell table:style-name="ACE-0x8fb55a8" table:formula="of:=SUM([.I16:.U16])/(13*200)" office:value-type="float" office:value="0">
            <text:p>0.00%</text:p>
          </table:table-cell>
          <table:table-cell table:number-columns-repeated="234" table:style-name="Gnumeric-default"/>
        </table:table-row>
        <table:table-row table:style-name="AROW-0">
          <table:table-cell table:style-name="ACE-0x8fb54e8"/>
          <table:table-cell table:style-name="ACE-0x8fb58a8"/>
          <table:table-cell table:style-name="ACE-0x8fb57e8"/>
          <table:table-cell table:number-columns-repeated="2" table:style-name="ACE-0x8fb54e8"/>
          <table:table-cell table:style-name="ACE-0x8fb5728"/>
          <table:table-cell table:number-columns-repeated="2" table:style-name="ACE-0x8fb5668"/>
          <table:table-cell table:number-columns-repeated="13" table:style-name="ACE-0x8fb54e8"/>
          <table:table-cell table:style-name="ACE-0x8fb55a8"/>
          <table:table-cell table:number-columns-repeated="2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 table:number-rows-repeated="16">
          <table:table-cell table:style-name="ACE-0x8fb54e8"/>
          <table:table-cell table:style-name="ACE-0x8fb58a8"/>
          <table:table-cell table:style-name="ACE-0x8fb57e8"/>
          <table:table-cell table:number-columns-repeated="2" table:style-name="ACE-0x8fb54e8"/>
          <table:table-cell table:style-name="ACE-0x8fb5728"/>
          <table:table-cell table:number-columns-repeated="2" table:style-name="ACE-0x8fb5668"/>
          <table:table-cell table:number-columns-repeated="13" table:style-name="ACE-0x8fb54e8"/>
          <table:table-cell table:style-name="ACE-0x8fb55a8"/>
          <table:table-cell table:number-columns-repeated="2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style-name="ACE-0x8fb5368"/>
          <table:table-cell table:style-name="ACE-0x8fb5a28"/>
          <table:table-cell table:style-name="ACE-0x8fb5de8"/>
          <table:table-cell table:number-columns-repeated="2" table:style-name="ACE-0x8fb5368"/>
          <table:table-cell table:style-name="ACE-0x8fb52a8"/>
          <table:table-cell table:number-columns-repeated="2" table:style-name="ACE-0x8fb51e8"/>
          <table:table-cell table:number-columns-repeated="13" table:style-name="ACE-0x8fb5368"/>
          <table:table-cell table:style-name="Gnumeric-default"/>
          <table:table-cell table:number-columns-repeated="2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 table:number-rows-repeated="18">
          <table:table-cell table:style-name="ACE-0x8fb5368"/>
          <table:table-cell table:style-name="ACE-0x8fb5a28"/>
          <table:table-cell table:style-name="ACE-0x8fb5de8"/>
          <table:table-cell table:number-columns-repeated="2" table:style-name="ACE-0x8fb5368"/>
          <table:table-cell table:style-name="ACE-0x8fb52a8"/>
          <table:table-cell table:number-columns-repeated="2" table:style-name="ACE-0x8fb51e8"/>
          <table:table-cell table:number-columns-repeated="13" table:style-name="ACE-0x8fb5368"/>
          <table:table-cell table:style-name="Gnumeric-default"/>
          <table:table-cell table:number-columns-repeated="2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style-name="ACE-0x8fb5368"/>
          <table:table-cell table:style-name="ACE-0x8fb5a28"/>
          <table:table-cell table:style-name="ACE-0x8fb5368"/>
          <table:table-cell table:number-columns-repeated="2" table:style-name="ACE-0x8fb5368"/>
          <table:table-cell table:style-name="ACE-0x8fb52a8"/>
          <table:table-cell table:number-columns-repeated="2" table:style-name="ACE-0x8fb51e8"/>
          <table:table-cell table:number-columns-repeated="13" table:style-name="ACE-0x8fb5368"/>
          <table:table-cell table:style-name="Gnumeric-default"/>
          <table:table-cell table:number-columns-repeated="2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 table:number-rows-repeated="30">
          <table:table-cell table:style-name="ACE-0x8fb5368"/>
          <table:table-cell table:style-name="ACE-0x8fb5a28"/>
          <table:table-cell table:style-name="ACE-0x8fb5368"/>
          <table:table-cell table:number-columns-repeated="2" table:style-name="ACE-0x8fb5368"/>
          <table:table-cell table:style-name="ACE-0x8fb52a8"/>
          <table:table-cell table:number-columns-repeated="2" table:style-name="ACE-0x8fb51e8"/>
          <table:table-cell table:number-columns-repeated="13" table:style-name="ACE-0x8fb5368"/>
          <table:table-cell table:style-name="Gnumeric-default"/>
          <table:table-cell table:number-columns-repeated="2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style-name="ACE-0x8fb5368"/>
          <table:table-cell table:style-name="ACE-0x8fb5368"/>
          <table:table-cell table:style-name="ACE-0x8fb5368"/>
          <table:table-cell table:number-columns-repeated="2" table:style-name="ACE-0x8fb5368"/>
          <table:table-cell table:style-name="ACE-0x8fb52a8"/>
          <table:table-cell table:number-columns-repeated="2" table:style-name="ACE-0x8fb51e8"/>
          <table:table-cell table:number-columns-repeated="13" table:style-name="ACE-0x8fb5368"/>
          <table:table-cell table:style-name="Gnumeric-default"/>
          <table:table-cell table:number-columns-repeated="2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 table:number-rows-repeated="7">
          <table:table-cell table:style-name="ACE-0x8fb5368"/>
          <table:table-cell table:style-name="ACE-0x8fb5368"/>
          <table:table-cell table:style-name="ACE-0x8fb5368"/>
          <table:table-cell table:number-columns-repeated="2" table:style-name="ACE-0x8fb5368"/>
          <table:table-cell table:style-name="ACE-0x8fb52a8"/>
          <table:table-cell table:number-columns-repeated="2" table:style-name="ACE-0x8fb51e8"/>
          <table:table-cell table:number-columns-repeated="13" table:style-name="ACE-0x8fb5368"/>
          <table:table-cell table:style-name="Gnumeric-default"/>
          <table:table-cell table:number-columns-repeated="2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5" table:style-name="Gnumeric-default"/>
          <table:table-cell table:style-name="ACE-0x8fb55a8"/>
          <table:table-cell table:number-columns-repeated="2" table:style-name="ACE-0x8fb5428"/>
          <table:table-cell table:number-columns-repeated="8" table:style-name="Gnumeric-default"/>
          <table:table-cell table:number-columns-repeated="5" table:style-name="Gnumeric-default"/>
          <table:table-cell table:style-name="Gnumeric-default"/>
          <table:table-cell table:number-columns-repeated="2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 table:number-rows-repeated="4">
          <table:table-cell table:number-columns-repeated="5" table:style-name="Gnumeric-default"/>
          <table:table-cell table:style-name="ACE-0x8fb55a8"/>
          <table:table-cell table:number-columns-repeated="2" table:style-name="ACE-0x8fb5428"/>
          <table:table-cell table:number-columns-repeated="8" table:style-name="Gnumeric-default"/>
          <table:table-cell table:number-columns-repeated="5" table:style-name="Gnumeric-default"/>
          <table:table-cell table:style-name="Gnumeric-default"/>
          <table:table-cell table:number-columns-repeated="2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5" table:style-name="Gnumeric-default"/>
          <table:table-cell table:style-name="ACE-0x8fb55a8"/>
          <table:table-cell table:number-columns-repeated="2" table:style-name="ACE-0x8fb5428"/>
          <table:table-cell table:number-columns-repeated="8" table:style-name="Gnumeric-default"/>
          <table:table-cell table:number-columns-repeated="8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 table:number-rows-repeated="93">
          <table:table-cell table:number-columns-repeated="5" table:style-name="Gnumeric-default"/>
          <table:table-cell table:style-name="ACE-0x8fb55a8"/>
          <table:table-cell table:number-columns-repeated="2" table:style-name="ACE-0x8fb5428"/>
          <table:table-cell table:number-columns-repeated="8" table:style-name="Gnumeric-default"/>
          <table:table-cell table:number-columns-repeated="8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5" table:style-name="Gnumeric-default"/>
          <table:table-cell table:number-columns-repeated="3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5" table:style-name="Gnumeric-default"/>
          <table:table-cell table:number-columns-repeated="3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 table:number-rows-repeated="63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104447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Tabelle1'.$A$1"/>
          <table:named-expression table:name="Sheet_Title" table:expression="of:=&quot;Tabelle1&quot;" table:base-cell-address="$'Tabelle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ime-style style:name="ND.3" number:format-source="fixed">
      <number:hours number:style="long" gnm:truncate-on-overflow="true"/>
      <number:text>:</number:text>
      <number:minutes number:style="long" gnm:truncate-on-overflow="true"/>
      <number:text>:</number:text>
      <number:seconds number:style="long" number:decimal-places="0" gnm:truncate-on-overflow="true"/>
    </number:time-style>
    <number:percentage-style style:name="ND.0">
      <number:number number:decimal-places="2" number:display-factor="1" number:grouping="false" number:min-integer-digits="1"/>
      <number:text>%</number:text>
    </number:percentage-style>
    <number:number-style style:name="ND.1">
      <number:number number:decimal-places="2" number:display-factor="1" number:grouping="false" number:min-integer-digits="1"/>
    </number:number-style>
    <number:date-style style:name="ND.2" number:format-source="fixed">
      <number:year number:style="long" number:calendar="gregorian"/>
      <number:text>-</number:text>
      <number:month number:possessive-form="false" number:textual="false" number:style="long"/>
      <number:text>-</number:text>
      <number:day number:style="long"/>
    </number:dat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x8f5a7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8f9a008" style:display-name="Tabelle1" style:page-layout-name="pl-0x8f5a7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2-03T06:56:49Z</dc:date>
    <meta:creation-date>2015-12-02T22:35:11Z</meta:creation-date>
    <meta:editing-cycles>13</meta:editing-cycles>
    <meta:editing-duration>PT1H22M37S</meta:editing-duration>
    <meta:generator>gnumeric/1.10.17</meta:generator>
  </office:meta>
</office:document-meta>
</file>